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4cm" svg:x="23.514cm" svg:y="1.647cm">
            <draw:object draw:notify-on-update-of-ranges="Tabelle1.B2:Tabelle1.B2 Tabelle1.C2:Tabelle1.E2 Tabelle1.B3:Tabelle1.B3 Tabelle1.C3:Tabelle1.E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3.183cm" svg:y="11.369cm">
            <draw:object draw:notify-on-update-of-ranges="Tabelle1.B6:Tabelle1.B6 Tabelle1.C6:Tabelle1.E6 Tabelle1.B7:Tabelle1.B7 Tabelle1.C7:Tabelle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4.956cm" svg:y="8.208cm">
            <draw:object draw:notify-on-update-of-ranges="Tabelle1.B11:Tabelle1.B11 Tabelle1.C11:Tabelle1.E11 Tabelle1.B12:Tabelle1.B12 Tabelle1.C12:Tabelle1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.919cm" svg:y="18.48cm">
            <draw:object draw:notify-on-update-of-ranges="Tabelle1.B15:Tabelle1.B15 Tabelle1.C15:Tabelle1.E15 Tabelle1.B16:Tabelle1.B16 Tabelle1.C16:Tabelle1.E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office:value-type="string" calcext:value-type="string">
            <text:p>Objekte bei 30 FPS</text:p>
          </table:table-cell>
          <table:table-cell office:value-type="float" office:value="7000" calcext:value-type="float">
            <text:p>7000</text:p>
          </table:table-cell>
          <table:table-cell office:value-type="float" office:value="11750" calcext:value-type="float">
            <text:p>1175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WebGL</text:p>
          </table:table-cell>
          <table:table-cell table:style-name="ce1" office:value-type="string" calcext:value-type="string">
            <text:p>Objekte bei 30 FPS</text:p>
          </table:table-cell>
          <table:table-cell office:value-type="float" office:value="110000" calcext:value-type="float">
            <text:p>1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string" calcext:value-type="string">
            <text:p>Objekte bei 30 FPS</text:p>
          </table:table-cell>
          <table:table-cell office:value-type="float" office:value="1300" calcext:value-type="float">
            <text:p>1300</text:p>
          </table:table-cell>
          <table:table-cell office:value-type="float" office:value="550" calcext:value-type="float">
            <text:p>55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ome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Objekte bei 30 FPS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.00.0000</text:date>, <text:time style:data-style-name="N2" text:time-value="18:11:54.5410473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9:39:03.002781922</meta:creation-date>
    <dc:date>2014-05-10T18:22:46.993334242</dc:date>
    <meta:editing-duration>P0D</meta:editing-duration>
    <meta:editing-cycles>2</meta:editing-cycles>
    <meta:generator>LibreOffice/4.2.3.3$Linux_X86_64 LibreOffice_project/420m0$Build-3</meta:generator>
    <meta:document-statistic meta:table-count="1" meta:cell-count="3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227cm" svg:y="4.203cm" style:legend-expansion="high" chart:style-name="ch2"/>
        <chart:plot-area chart:style-name="ch3" table:cell-range-address="Tabelle1.B2:Tabelle1.E3" chart:data-source-has-labels="both" svg:x="0.769cm" svg:y="0.855cm" svg:width="10.82cm" svg:height="7.55cm">
          <chartooo:coordinate-region svg:x="1.946cm" svg:y="1.054cm" svg:width="9.643cm" svg:height="6.704cm"/>
          <chart:axis chart:dimension="x" chart:name="primary-x" chart:style-name="ch4" chartooo:axis-type="auto">
            <chartooo:date-scale/>
            <chart:categories table:cell-range-address="Tabelle1.C2:Tabelle1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3:Tabelle1.E3" chart:label-cell-address="Tabelle1.B3:Tabelle1.B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2:Tabelle1.E2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Objekte bei 30 FPS</text:p>
                <draw:g>
                  <svg:desc>Tabelle1.B3:Tabelle1.B3</svg:desc>
                </draw:g>
              </table:table-cell>
              <table:table-cell office:value-type="float" office:value="7000">
                <text:p>7000</text:p>
                <draw:g>
                  <svg:desc>Tabelle1.C3:Tabelle1.E3</svg:desc>
                </draw:g>
              </table:table-cell>
              <table:table-cell office:value-type="float" office:value="11750">
                <text:p>11750</text:p>
              </table:table-cell>
              <table:table-cell office:value-type="float" office:value="5800">
                <text:p>5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227cm" svg:y="4.203cm" style:legend-expansion="high" chart:style-name="ch2"/>
        <chart:plot-area chart:style-name="ch3" table:cell-range-address="Tabelle1.B6:Tabelle1.E7" chart:data-source-has-labels="both" svg:x="0.769cm" svg:y="0.855cm" svg:width="10.82cm" svg:height="7.55cm">
          <chartooo:coordinate-region svg:x="2.131cm" svg:y="1.054cm" svg:width="9.458cm" svg:height="6.704cm"/>
          <chart:axis chart:dimension="x" chart:name="primary-x" chart:style-name="ch4" chartooo:axis-type="auto">
            <chartooo:date-scale/>
            <chart:categories table:cell-range-address="Tabelle1.C6:Tabelle1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7:Tabelle1.E7" chart:label-cell-address="Tabelle1.B7:Tabelle1.B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6:Tabelle1.E6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Objekte bei 30 FPS</text:p>
                <draw:g>
                  <svg:desc>Tabelle1.B7:Tabelle1.B7</svg:desc>
                </draw:g>
              </table:table-cell>
              <table:table-cell office:value-type="float" office:value="110000">
                <text:p>110000</text:p>
                <draw:g>
                  <svg:desc>Tabelle1.C7:Tabelle1.E7</svg:desc>
                </draw:g>
              </table:table-cell>
              <table:table-cell office:value-type="float" office:value="60000">
                <text:p>60000</text:p>
              </table:table-cell>
              <table:table-cell office:value-type="float" office:value="16000">
                <text:p>16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227cm" svg:y="4.203cm" style:legend-expansion="high" chart:style-name="ch2"/>
        <chart:plot-area chart:style-name="ch3" table:cell-range-address="Tabelle1.B11:Tabelle1.E12" chart:data-source-has-labels="both" svg:x="0.769cm" svg:y="0.855cm" svg:width="10.82cm" svg:height="7.55cm">
          <chartooo:coordinate-region svg:x="1.761cm" svg:y="1.054cm" svg:width="9.828cm" svg:height="6.704cm"/>
          <chart:axis chart:dimension="x" chart:name="primary-x" chart:style-name="ch4" chartooo:axis-type="auto">
            <chartooo:date-scale/>
            <chart:categories table:cell-range-address="Tabelle1.C11:Tabelle1.E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2:Tabelle1.E12" chart:label-cell-address="Tabelle1.B12:Tabelle1.B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11:Tabelle1.E11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Objekte bei 30 FPS</text:p>
                <draw:g>
                  <svg:desc>Tabelle1.B12:Tabelle1.B12</svg:desc>
                </draw:g>
              </table:table-cell>
              <table:table-cell office:value-type="float" office:value="1300">
                <text:p>1300</text:p>
                <draw:g>
                  <svg:desc>Tabelle1.C12:Tabelle1.E12</svg:desc>
                </draw:g>
              </table:table-cell>
              <table:table-cell office:value-type="float" office:value="550">
                <text:p>550</text:p>
              </table:table-cell>
              <table:table-cell office:value-type="float" office:value="1550">
                <text:p>15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29cm" svg:y="4.201cm" style:legend-expansion="high" chart:style-name="ch2"/>
        <chart:plot-area chart:style-name="ch3" table:cell-range-address="Tabelle1.B15:Tabelle1.E16" chart:data-source-has-labels="both" svg:x="0.77cm" svg:y="0.855cm" svg:width="10.819cm" svg:height="7.545cm">
          <chartooo:coordinate-region svg:x="1.577cm" svg:y="1.054cm" svg:width="10.012cm" svg:height="6.699cm"/>
          <chart:axis chart:dimension="x" chart:name="primary-x" chart:style-name="ch4" chartooo:axis-type="auto">
            <chartooo:date-scale/>
            <chart:categories table:cell-range-address="Tabelle1.C15:Tabelle1.E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16:Tabelle1.E16" chart:label-cell-address="Tabelle1.B16:Tabelle1.B1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</text:p>
                <draw:g>
                  <svg:desc>Tabelle1.C15:Tabelle1.E15</svg:desc>
                </draw:g>
              </table:table-cell>
              <table:table-cell office:value-type="string">
                <text:p>Firefox</text:p>
              </table:table-cell>
              <table:table-cell office:value-type="string">
                <text:p>IE</text:p>
              </table:table-cell>
            </table:table-row>
          </table:table-header-rows>
          <table:table-rows>
            <table:table-row>
              <table:table-cell office:value-type="string">
                <text:p>Objekte bei 30 FPS</text:p>
                <draw:g>
                  <svg:desc>Tabelle1.B16:Tabelle1.B16</svg:desc>
                </draw:g>
              </table:table-cell>
              <table:table-cell office:value-type="float" office:value="500">
                <text:p>500</text:p>
                <draw:g>
                  <svg:desc>Tabelle1.C16:Tabelle1.E16</svg:desc>
                </draw:g>
              </table:table-cell>
              <table:table-cell office:value-type="float" office:value="510">
                <text:p>51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